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9016" officeooo:paragraph-rsid="00069016"/>
    </style:style>
    <style:style style:name="P2" style:family="paragraph" style:parent-style-name="Standard">
      <style:text-properties officeooo:paragraph-rsid="00069016"/>
    </style:style>
    <style:style style:name="P3" style:family="paragraph" style:parent-style-name="Standard">
      <style:text-properties fo:font-weight="bold" officeooo:paragraph-rsid="00069016" style:font-weight-asian="bold" style:font-weight-complex="bold"/>
    </style:style>
    <style:style style:name="P4" style:family="paragraph" style:parent-style-name="Text_20_body">
      <style:text-properties officeooo:paragraph-rsid="00069016"/>
    </style:style>
    <style:style style:name="T1" style:family="text">
      <style:text-properties officeooo:rsid="00069016"/>
    </style:style>
    <style:style style:name="T2" style:family="text">
      <style:text-properties fo:color="#000000"/>
    </style:style>
    <style:style style:name="T3" style:family="text">
      <style:text-properties fo:color="#000000" fo:font-weight="bold" officeooo:rsid="00069016"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fo:font-weight="normal" officeooo:rsid="00069016" style:font-weight-asian="normal" style:font-weight-complex="normal"/>
    </style:style>
    <style:style style:name="T6" style:family="text">
      <style:text-properties fo:color="#000000" officeooo:rsid="00069016"/>
    </style:style>
    <style:style style:name="T7" style:family="text">
      <style:text-properties fo:color="#000000" fo:font-style="italic" style:text-underline-style="none" fo:font-weight="bold" officeooo:rsid="00069016" style:font-style-asian="italic" style:font-weight-asian="bold" style:font-style-complex="italic" style:font-weight-complex="bold"/>
    </style:style>
    <style:style style:name="T8" style:family="text">
      <style:text-properties fo:color="#000000" fo:font-style="italic" style:text-underline-style="none" style:font-style-asian="italic" style:font-style-complex="italic"/>
    </style:style>
    <style:style style:name="T9" style:family="text">
      <style:text-properties fo:color="#000000" style:text-underline-style="none"/>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 W.A.P to find lowest number among four different number.</text:p>
      <text:p text:style-name="P1">Q.2) W.A.P to find out whether given year is leap year or not.</text:p>
      <text:p text:style-name="P1">Q.3) W.A.P to convert temperature from Fahrenheit to Celsius and Celsius to Fahrenheit. For given problem you have to take choice from user. If user enter choice ‘c’ or ‘C’ then convert Fahrenheit to Celsius. If user enter choice ‘f’ or ‘F’ then conver Celsius to Fahrenheit.</text:p>
      <text:p text:style-name="P1">Q.4) W.A.P to check the sign of given number.</text:p>
      <text:p text:style-name="P1">Q.5) W.A.P to check whether given number is even or odd Without using % operator.</text:p>
      <text:p text:style-name="P1">Q.6) W.A.P to check whether the traingle is equilateral, scalene, or isosceles.</text:p>
      <text:p text:style-name="P2"><text:span text:style-name="T1">Hint: - </text:span><text:span text:style-name="Strong_20_Emphasis">Isosceles triangle:</text:span> In geometry, an isosceles triangle is a triangle that has two sides of equal length.</text:p>
      <text:p text:style-name="P4"><text:span text:style-name="Strong_20_Emphasis">Equilateral triangle:</text:span> In geometry, an equilateral triangle is a triangle in which all three sides are equal.</text:p>
      <text:p text:style-name="P4"><text:span text:style-name="Strong_20_Emphasis">Scalene triangle:</text:span> A scalene triangle is a triangle that has three unequal sides.</text:p>
      <text:p text:style-name="P2"><text:span text:style-name="T1">Q.7) W.A.P to check whether a charachter is an alphabet or not.</text:span></text:p>
      <text:p text:style-name="P2"><text:span text:style-name="T1">Q.8)</text:span><text:span text:style-name="T3"> </text:span><text:span text:style-name="T4">C program to check whether the triangle is valid or not if angles are given.</text:span></text:p>
      <text:p text:style-name="P3"><text:span text:style-name="T6">Hint:- </text:span><text:span text:style-name="T2">The angle property of the triangle says that the sum of all three angles should be equal to 180.</text:span></text:p>
      <text:p text:style-name="P2"><text:span text:style-name="T5">Q.9)</text:span><text:span text:style-name="T7"> </text:span><text:a xlink:type="simple" xlink:href="https://codeforwin.org/2015/05/c-program-to-check-whether-number-is-divisible-by-5-and-11.html" text:style-name="Internet_20_link" text:visited-style-name="Visited_20_Internet_20_Link"><text:span text:style-name="T8">Write a C program to check whether a number is divisible by 5 and 11 or not.</text:span></text:a></text:p>
      <text:p text:style-name="P2"><text:span text:style-name="T1">Q.10) </text:span><text:a xlink:type="simple" xlink:href="https://codeforwin.org/2015/05/c-program-to-print-week-name.html" text:style-name="Internet_20_link" text:visited-style-name="Visited_20_Internet_20_Link">Write a C program to input week number and print week day</text:a><text:span text:style-name="T9">.</text:span><text:span text:style-name="T1"> <text:s/></text:span></text:p>
      <text:p text:style-name="P2"><text:span text:style-name="T1">Q.11) </text:span><text:a xlink:type="simple" xlink:href="https://codeforwin.org/2015/07/c-program-to-count-total-number-of-notes.html" text:style-name="Internet_20_link" text:visited-style-name="Visited_20_Internet_20_Link">Write a C program to count total number of notes in given amount</text:a>.</text:p>
      <text:p text:style-name="P2"><text:span text:style-name="T1">Q.12) </text:span><text:a xlink:type="simple" xlink:href="https://codeforwin.org/2015/05/c-program-to-check-profit-or-loss.html" text:style-name="Internet_20_link" text:visited-style-name="Visited_20_Internet_20_Link">Write a C program to calculate profit or loss.</text:a></text:p>
      <text:p text:style-name="P2"><text:span text:style-name="T1">Q.13) </text:span><text:a xlink:type="simple" xlink:href="https://codeforwin.org/2015/05/c-program-to-enter-student-marks-and-calculate-percentage-and-grade.html" text:style-name="Internet_20_link" text:visited-style-name="Visited_20_Internet_20_Link">Write a C program to input marks of five subjects Physics, Chemistry, Biology, Mathematics and Computer. Calculate percentage and grade according to following:</text:a><text:line-break/>Percentage &gt;= 90% : Grade A<text:line-break/>Percentage &gt;= 80% : Grade B<text:line-break/>Percentage &gt;= 70% : Grade C<text:line-break/>Percentage &gt;= 60% : Grade D<text:line-break/>Percentage &gt;= 40% : Grade E<text:line-break/>Percentage &lt; 40% : Grade F</text:p>
      <text:p text:style-name="P2"><text:span text:style-name="T1">Q.14) </text:span><text:a xlink:type="simple" xlink:href="https://codeforwin.org/2015/05/c-program-to-calculate-gross-salary-of-employee.html" text:style-name="Internet_20_link" text:visited-style-name="Visited_20_Internet_20_Link">Write a C program to input basic salary of an employee and calculate its Gross salary according to following:</text:a><text:line-break/>Basic Salary &lt;= 10000 : HRA = 20%, DA = 80%<text:line-break/>Basic Salary &lt;= 20000 : HRA = 25%, DA = 90%<text:line-break/>Basic Salary &gt; 20000 : HRA = 30%, DA = 95%</text:p>
      <text:p text:style-name="P2"><text:span text:style-name="T1">Q.15) </text:span><text:a xlink:type="simple" xlink:href="https://codeforwin.org/2015/05/c-program-to-calculate-electricity-bill.html" text:style-name="Internet_20_link" text:visited-style-name="Visited_20_Internet_20_Link">Write a C program to input electricity unit charges and calculate total electricity bill according to the given condition:</text:a><text:line-break/>For first 50 units Rs. 0.50/unit<text:line-break/>For next 100 units Rs. 0.75/unit<text:line-break/>For next 100 units Rs. 1.20/unit<text:line-break/>For unit above 250 Rs. 1.50/unit<text:line-break/>An additional surcharge of 20% is added to the bill</text:p>
      <text:p text:style-name="P1">Q.16) Write a program to input choice from user. If user enter ‘+’ as choice then calculate addition of 2 number. If Choice ‘&gt;’ then check which number is greaterst. If choice is ‘==’ then check both number is equal or n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8T16:14:34.438607927</meta:creation-date>
    <dc:date>2021-10-18T16:37:50.953674882</dc:date>
    <meta:editing-duration>PT23M15S</meta:editing-duration>
    <meta:editing-cycles>4</meta:editing-cycles>
    <meta:generator>LibreOffice/5.1.6.2$Linux_X86_64 LibreOffice_project/10m0$Build-2</meta:generator>
    <meta:document-statistic meta:table-count="0" meta:image-count="0" meta:object-count="0" meta:page-count="1" meta:paragraph-count="20" meta:word-count="467" meta:character-count="2534" meta:non-whitespace-character-count="2084"/>
  </office:meta>
</office:document-meta>
</file>